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tab/><text:tab/>Hello Hello</text:p>
      <text:p text:style-name="P1"/>
      <text:p text:style-name="P1">Circle Left </text:p>
      <text:p text:style-name="P1"><text:s text:c="2"/>“Hello Hello Hello” </text:p>
      <text:p text:style-name="P1"><text:s text:c="2"/>“what a wonderfule word, Hello”</text:p>
      <text:p text:style-name="P1">Allamende Left * yur own Dosado</text:p>
      <text:p text:style-name="P1">Men <text:s/>Star Left <text:s/>“turn it one time”</text:p>
      <text:p text:style-name="P1">Turn yur Partner Right * Corner Allemande</text:p>
      <text:p text:style-name="P1">Swing and Promenade</text:p>
      <text:p text:style-name="P1"><text:s text:c="3"/>“Hello”</text:p>
      <text:p text:style-name="P1"/>
      <text:p text:style-name="P1">Heads (sides) <text:s/>Flutterwheel “round <text:s/>you go”</text:p>
      <text:p text:style-name="P1">Sweep ¼ * Pass thru * Dosado</text:p>
      <text:p text:style-name="P1">Swing thru “two by two” * Spin the <text:s/>Top</text:p>
      <text:p text:style-name="P1">“Without a stop” Right &amp; Left Thru</text:p>
      <text:p text:style-name="P1">Square – Thru <text:s/>3 <text:s/>“find the corner”</text:p>
      <text:p text:style-name="P1">Swing <text:s/>“swing the corner” Promenade “&amp; sing</text:p>
      <text:p text:style-name="P1"><text:s text:c="2"/>“Hello Hello Hello” * “wht wonderful word</text:p>
      <text:p text:style-name="P1"><text:s text:c="3"/>“Hello” 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09T12:27:40.85</meta:creation-date>
    <meta:document-statistic meta:table-count="0" meta:image-count="0" meta:object-count="0" meta:page-count="1" meta:paragraph-count="18" meta:word-count="93" meta:character-count="493"/>
    <dc:date>2018-06-09T12:40:31.16</dc:date>
    <meta:editing-duration>PT12M50S</meta:editing-duration>
    <meta:editing-cycles>1</meta:editing-cycles>
    <meta:generator>OpenOffice/4.1.2$Win32 OpenOffice.org_project/412m3$Build-9782</meta:generator>
  </office:meta>
</office:document-meta>
</file>